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726" officeooo:paragraph-rsid="00133726"/>
    </style:style>
    <style:style style:name="P2" style:family="paragraph" style:parent-style-name="Standard">
      <style:text-properties officeooo:rsid="00133726" officeooo:paragraph-rsid="001338c1"/>
    </style:style>
    <style:style style:name="P3" style:family="paragraph" style:parent-style-name="Standard">
      <style:text-properties officeooo:rsid="00133726" officeooo:paragraph-rsid="00189309"/>
    </style:style>
    <style:style style:name="P4" style:family="paragraph" style:parent-style-name="Standard">
      <style:text-properties officeooo:rsid="0013e364" officeooo:paragraph-rsid="001b1a2d"/>
    </style:style>
    <style:style style:name="P5" style:family="paragraph" style:parent-style-name="Standard">
      <style:text-properties officeooo:rsid="00156d8e" officeooo:paragraph-rsid="00156d8e"/>
    </style:style>
    <style:style style:name="P6" style:family="paragraph" style:parent-style-name="Standard">
      <style:text-properties officeooo:rsid="00156d8e" officeooo:paragraph-rsid="001b1a2d"/>
    </style:style>
    <style:style style:name="P7" style:family="paragraph" style:parent-style-name="Standard">
      <style:text-properties officeooo:rsid="00171468" officeooo:paragraph-rsid="00171468"/>
    </style:style>
    <style:style style:name="P8" style:family="paragraph" style:parent-style-name="Standard">
      <style:text-properties officeooo:rsid="0019dbe3" officeooo:paragraph-rsid="0019dbe3"/>
    </style:style>
    <style:style style:name="P9" style:family="paragraph" style:parent-style-name="Standard">
      <style:text-properties officeooo:rsid="001b1a2d" officeooo:paragraph-rsid="001b1a2d"/>
    </style:style>
    <style:style style:name="P10" style:family="paragraph" style:parent-style-name="Standard">
      <style:text-properties officeooo:rsid="001cb799" officeooo:paragraph-rsid="001cb799"/>
    </style:style>
    <style:style style:name="T1" style:family="text">
      <style:text-properties officeooo:rsid="0015c49b"/>
    </style:style>
    <style:style style:name="T2" style:family="text">
      <style:text-properties officeooo:rsid="0019dbe3"/>
    </style:style>
    <style:style style:name="T3" style:family="text">
      <style:text-properties officeooo:rsid="001b1a2d"/>
    </style:style>
    <style:style style:name="T4" style:family="text">
      <style:text-properties officeooo:rsid="001cb799"/>
    </style:style>
    <style:style style:name="T5" style:family="text">
      <style:text-properties officeooo:rsid="001ea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r un programa en C para una empresa que fabrica 15<text:span text:style-name="T2">0</text:span> <text:s/>productos distintos </text:p>
      <text:p text:style-name="P3"><text:span text:style-name="T2">Necesita</text:span> para ello con<text:span text:style-name="T2">tar con un listado</text:span> con el código del producto <text:span text:style-name="T2">y</text:span> costo <text:span text:style-name="T2">unitario </text:span>del producto </text:p>
      <text:p text:style-name="P2"/>
      <text:p text:style-name="P2"><text:span text:style-name="T2">Cuenta con un archivo con 983 registros con los nombres de componentes (string de 6 caracteres) precio unitario actualizado de los mismos <text:s/>y cantidades en stock.</text:span></text:p>
      <text:p text:style-name="P8">Cuenta con un segundo archivo que se prepara de acuerdo con las necesidades de <text:span text:style-name="T4">producción</text:span> </text:p>
      <text:p text:style-name="P2"/>
      <text:p text:style-name="P4">Por cada pedido de producción se crear<text:span text:style-name="T1">á </text:span><text:s/>un archivo con <text:span text:style-name="T2">código del producto (4 caracteres)</text:span></text:p>
      <text:p text:style-name="P4"><text:span text:style-name="T3">cantidad de componentes y <text:s/></text:span>la cantidad de productos <text:span text:style-name="T3">a producir.</text:span></text:p>
      <text:p text:style-name="P4"/>
      <text:p text:style-name="P4"><text:span text:style-name="T3">Cada uno de los restantes registros con código de la materia prima <text:s text:c="2"/>cantidad necesaria</text:span></text:p>
      <text:p text:style-name="P9">Se pide que el programa imprima</text:p>
      <text:p text:style-name="P9"/>
      <text:p text:style-name="P9"><text:span text:style-name="T4">P</text:span>LAN DE PRODUCCIÓN Y COSTOS DE MATERIALES DE CADA PRODUCTO</text:p>
      <text:p text:style-name="P9"/>
      <text:p text:style-name="P9"><text:span text:style-name="T4">Código del</text:span> Producto <text:s text:c="8"/>Cantidad a Producir <text:s text:c="6"/>Costo Unitario <text:s text:c="9"/>Costo total </text:p>
      <text:p text:style-name="P4">–---------------------------------------------------------------------------------------------------------</text:p>
      <text:p text:style-name="P10"><text:s text:c="8"/>xxxx <text:s text:c="35"/>xxx <text:s text:c="29"/>xx.xx <text:s text:c="21"/>xxx.xx</text:p>
      <text:p text:style-name="P10"/>
      <text:p text:style-name="P9"/>
      <text:p text:style-name="P9">De aquellos que no presentan problemas <text:span text:style-name="T5">pero si alguno de los productos no se puede fabricar por falta de stock o porque no existe en el deposito, <text:s/>deberá informarlo en otro list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31:16.442279414</meta:creation-date>
    <dc:date>2019-09-27T17:32:24.504782421</dc:date>
    <meta:editing-duration>PT7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73" meta:character-count="1248" meta:non-whitespace-character-count="961"/>
  </office:meta>
</office:document-meta>
</file>